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fad" officeooo:paragraph-rsid="00185fad"/>
    </style:style>
    <style:style style:name="P2" style:family="paragraph" style:parent-style-name="Standard">
      <style:text-properties fo:font-weight="bold" officeooo:rsid="00185fad" officeooo:paragraph-rsid="00185fa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87580" officeooo:paragraph-rsid="00187580" style:font-weight-asian="bold" style:font-weight-complex="bold"/>
    </style:style>
    <style:style style:name="P5" style:family="paragraph" style:parent-style-name="Standard">
      <style:text-properties fo:font-weight="normal" officeooo:rsid="00187580" officeooo:paragraph-rsid="00187580" style:font-weight-asian="normal" style:font-weight-complex="normal"/>
    </style:style>
    <style:style style:name="T1" style:family="text">
      <style:text-properties officeooo:rsid="0017a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енератор <text:span text:style-name="T1">1</text:span></text:p>
      <text:p text:style-name="Standard">Parametres: 1417 5 6912 2701 7 5760 </text:p>
      <text:p text:style-name="Standard">Statistical data (mean, std, CV): 3944.01 2396.84 0.607718 </text:p>
      <text:p text:style-name="Standard">Chi-square statistic: 9.7</text:p>
      <text:p text:style-name="Standard"/>
      <text:p text:style-name="Standard">Parametres: 1417 51 6912 2701 73 5760 </text:p>
      <text:p text:style-name="Standard">Statistical data (mean, std, CV): 3903.9 2415.47 0.618733 </text:p>
      <text:p text:style-name="Standard">Chi-square statistic: 14.3</text:p>
      <text:p text:style-name="Standard"/>
      <text:p text:style-name="Standard">Parametres: 3205 105 6912 2701 191 5760 </text:p>
      <text:p text:style-name="Standard">Statistical data (mean, std, CV): 3870.76 2407.12 0.621872 </text:p>
      <text:p text:style-name="Standard">Chi-square statistic: 26.74</text:p>
      <text:p text:style-name="Standard"/>
      <text:p text:style-name="Standard">Parametres: 673 57 6912 2701 239 5760 </text:p>
      <text:p text:style-name="Standard">Statistical data (mean, std, CV): 3877.78 2409.62 0.621391 </text:p>
      <text:p text:style-name="Standard">Chi-square statistic: 21.52</text:p>
      <text:p text:style-name="Standard"/>
      <text:p text:style-name="Standard">Parametres: 2017 59 5292 3204 31 6912 </text:p>
      <text:p text:style-name="Standard">Statistical data (mean, std, CV): 3104.13 2260.86 0.72834 </text:p>
      <text:p text:style-name="Standard">Chi-square statistic: 411.64</text:p>
      <text:p text:style-name="Standard"/>
      <text:p text:style-name="Standard">Parametres: 1401 15 6912 3291 34 5292 </text:p>
      <text:p text:style-name="Standard">Statistical data (mean, std, CV): 3806.1 2406.77 0.632346 </text:p>
      <text:p text:style-name="Standard">Chi-square statistic: 23.14</text:p>
      <text:p text:style-name="Standard"/>
      <text:p text:style-name="Standard">Parametres: 3205 83 6912 1093 1 5292 </text:p>
      <text:p text:style-name="Standard">Statistical data (mean, std, CV): 3681.58 2344.72 0.63688 </text:p>
      <text:p text:style-name="Standard">Chi-square statistic: 44.44</text:p>
      <text:p text:style-name="Standard"/>
      <text:p text:style-name="Standard">Parametres: 673 419 6912 2701 91 5292 </text:p>
      <text:p text:style-name="Standard">Statistical data (mean, std, CV): 3771 2345.55 0.621996 </text:p>
      <text:p text:style-name="Standard">Chi-square statistic: 25.92</text:p>
      <text:p text:style-name="Standard"/>
      <text:p text:style-name="Standard">Parametres: 1716 1292 8575 1541 1 8470 </text:p>
      <text:p text:style-name="Standard">Statistical data (mean, std, CV): 4454.95 2957.58 0.663887 </text:p>
      <text:p text:style-name="Standard">Chi-square statistic: 817.46</text:p>
      <text:p text:style-name="Standard"/>
      <text:p text:style-name="Standard">Parametres: 1716 59 8575 2311 79 8470 </text:p>
      <text:p text:style-name="Standard">Statistical data (mean, std, CV): 4899.32 3301.05 0.673776 </text:p>
      <text:p text:style-name="Standard">Chi-square statistic: 690.08</text:p>
      <text:p text:style-name="Standard"/>
      <text:p text:style-name="Standard">Parametres: 3291 83 8575 2311 157 8470 </text:p>
      <text:p text:style-name="Standard">Statistical data (mean, std, CV): 4728.44 3214.62 0.679848 </text:p>
      <text:p text:style-name="Standard">Chi-square statistic: 700.72</text:p>
      <text:p text:style-name="Standard"/>
      <text:p text:style-name="Standard">Parametres: 3291 1063 8575 1541 71 8470 </text:p>
      <text:p text:style-name="Standard">Statistical data (mean, std, CV): 4652.45 3197.12 0.687191 </text:p>
      <text:p text:style-name="Standard">Chi-square statistic: 699</text:p>
      <text:p text:style-name="Standard"/>
      <text:p text:style-name="Standard">Parametres: 1191 256 6125 1191 78 4375 </text:p>
      <text:p text:style-name="Standard">Statistical data (mean, std, CV): 3474.39 2352.74 0.677164 </text:p>
      <text:p text:style-name="Standard">Chi-square statistic: 84.78</text:p>
      <text:p text:style-name="Standard"><text:soft-page-break/></text:p>
      <text:p text:style-name="Standard">Parametres: 736 32 6125 2241 932 4375 </text:p>
      <text:p text:style-name="Standard">Statistical data (mean, std, CV): 3474.77 2343.82 0.674526 </text:p>
      <text:p text:style-name="Standard">Chi-square statistic: 91.82</text:p>
      <text:p text:style-name="Standard"/>
      <text:p text:style-name="Standard">Parametres: 736 107 6125 1191 191 4375 </text:p>
      <text:p text:style-name="Standard">Statistical data (mean, std, CV): 3412.99 2311.54 0.677279 </text:p>
      <text:p text:style-name="Standard">Chi-square statistic: 104.58</text:p>
      <text:p text:style-name="Standard"/>
      <text:p text:style-name="Standard">Parametres: 1191 13 6125 2241 901 4375 </text:p>
      <text:p text:style-name="Standard">Statistical data (mean, std, CV): 3397.74 2201.42 0.647908 </text:p>
      <text:p text:style-name="Standard">Chi-square statistic: 111.28</text:p>
      <text:p text:style-name="Standard"/>
      <text:p text:style-name="Standard">Parametres: 905 582 8191 2701 27 8191 </text:p>
      <text:p text:style-name="Standard">Statistical data (mean, std, CV): 3964.46 2290.41 0.577735 </text:p>
      <text:p text:style-name="Standard">Chi-square statistic: 22.62</text:p>
      <text:p text:style-name="Standard"/>
      <text:p text:style-name="Standard">Parametres: 1417 51 8191 2701 73 8191 </text:p>
      <text:p text:style-name="Standard">Statistical data (mean, std, CV): 4196.25 2303.35 0.548907 </text:p>
      <text:p text:style-name="Standard">Chi-square statistic: 9.3</text:p>
      <text:p text:style-name="Standard"/>
      <text:p text:style-name="Standard">Parametres: 9 5 8191 13 7 8191 </text:p>
      <text:p text:style-name="Standard">Statistical data (mean, std, CV): 4006.83 2373.53 0.592372 </text:p>
      <text:p text:style-name="Standard">Chi-square statistic: 14.54</text:p>
      <text:p text:style-name="Standard"/>
      <text:p text:style-name="Standard">Parametres: 725 90 8191 6 1 8191 </text:p>
      <text:p text:style-name="Standard">Statistical data (mean, std, CV): 4095.55 2390.25 0.583621 </text:p>
      <text:p text:style-name="Standard">Chi-square statistic: 9.26</text:p>
      <text:p text:style-name="Standard"/>
      <text:p text:style-name="Standard"/>
      <text:p text:style-name="Standard"/>
      <text:p text:style-name="P2">Генератор 2</text:p>
      <text:p text:style-name="P1">Parametres: p = 275084291, q = 24206023</text:p>
      <text:p text:style-name="P1">Statistical data (mean, std, CV): 3896.05 2219.92 0.569787 </text:p>
      <text:p text:style-name="P1">Chi-square statistic: 19.85</text:p>
      <text:p text:style-name="P1"/>
      <text:p text:style-name="P1">Parametres: p = 275084291, q = 74219</text:p>
      <text:p text:style-name="P1">Statistical data (mean, std, CV): 4032.05 2421.28 0.600507 </text:p>
      <text:p text:style-name="P1">Chi-square statistic: 5.9</text:p>
      <text:p text:style-name="P1"/>
      <text:p text:style-name="P1">Parametres: p = 275084291, q = 3590971</text:p>
      <text:p text:style-name="P1">Statistical data (mean, std, CV): 4205.15 2367.19 0.562926 </text:p>
      <text:p text:style-name="P1">Chi-square statistic: 3.95</text:p>
      <text:p text:style-name="P1"/>
      <text:p text:style-name="P1">Parametres: p = 275084291, q = 87767</text:p>
      <text:p text:style-name="P1">Statistical data (mean, std, CV): 4072.5 2441.31 0.599463 </text:p>
      <text:p text:style-name="P1">Chi-square statistic: 10.6</text:p>
      <text:p text:style-name="P1"/>
      <text:p text:style-name="P1">Parametres: p = 4406159, q = 24206023</text:p>
      <text:p text:style-name="P1">Statistical data (mean, std, CV): 4164.25 2416.66 0.580336 </text:p>
      <text:p text:style-name="P1">Chi-square statistic: 6.45</text:p>
      <text:p text:style-name="P1"/>
      <text:p text:style-name="P1"><text:soft-page-break/>Parametres: p = 4406159, q = 74219</text:p>
      <text:p text:style-name="P1">Statistical data (mean, std, CV): 3997.07 2396.77 0.59963 </text:p>
      <text:p text:style-name="P1">Chi-square statistic: 12.5</text:p>
      <text:p text:style-name="P1"/>
      <text:p text:style-name="P1">Parametres: p = 4406159, q = 3590971</text:p>
      <text:p text:style-name="P1">Statistical data (mean, std, CV): 4380.32 2386.21 0.544757 </text:p>
      <text:p text:style-name="P1">Chi-square statistic: 11.75</text:p>
      <text:p text:style-name="P1"/>
      <text:p text:style-name="P1">Parametres: p = 4406159, q = 87767</text:p>
      <text:p text:style-name="P1">Statistical data (mean, std, CV): 4114.34 2394.11 0.581895 </text:p>
      <text:p text:style-name="P1">Chi-square statistic: 6.3</text:p>
      <text:p text:style-name="P1"/>
      <text:p text:style-name="P1">Parametres: p = 2051719, q = 24206023</text:p>
      <text:p text:style-name="P1">Statistical data (mean, std, CV): 4014.97 2307.85 0.574811 </text:p>
      <text:p text:style-name="P1">Chi-square statistic: 10.55</text:p>
      <text:p text:style-name="P1"/>
      <text:p text:style-name="P1">Parametres: p = 2051719, q = 74219</text:p>
      <text:p text:style-name="P1">Statistical data (mean, std, CV): 4276.27 2227.14 0.520815 </text:p>
      <text:p text:style-name="P1">Chi-square statistic: 15.6</text:p>
      <text:p text:style-name="P1"/>
      <text:p text:style-name="P1">Parametres: p = 2051719, q = 3590971</text:p>
      <text:p text:style-name="P1">Statistical data (mean, std, CV): 3906.51 2312.94 0.592072 </text:p>
      <text:p text:style-name="P1">Chi-square statistic: 7.05</text:p>
      <text:p text:style-name="P1"/>
      <text:p text:style-name="P1">Parametres: p = 2051719, q = 87767</text:p>
      <text:p text:style-name="P1">Statistical data (mean, std, CV): 4088.97 2305.21 0.563762 </text:p>
      <text:p text:style-name="P1">Chi-square statistic: 7.05</text:p>
      <text:p text:style-name="P1"/>
      <text:p text:style-name="P1">Parametres: p = 48751, q = 24206023</text:p>
      <text:p text:style-name="P1">Statistical data (mean, std, CV): 4120.25 2284.07 0.554353 </text:p>
      <text:p text:style-name="P1">Chi-square statistic: 6.65</text:p>
      <text:p text:style-name="P1"/>
      <text:p text:style-name="P1">Parametres: p = 48751, q = 74219</text:p>
      <text:p text:style-name="P1">Statistical data (mean, std, CV): 4225.19 2393.08 0.566385 </text:p>
      <text:p text:style-name="P1">Chi-square statistic: 11.8</text:p>
      <text:p text:style-name="P1"/>
      <text:p text:style-name="P1">Parametres: p = 48751, q = 3590971</text:p>
      <text:p text:style-name="P1">Statistical data (mean, std, CV): 4092.09 2301.8 0.562499 </text:p>
      <text:p text:style-name="P1">Chi-square statistic: 6.6</text:p>
      <text:p text:style-name="P1"/>
      <text:p text:style-name="P1">Parametres: p = 48751, q = 87767</text:p>
      <text:p text:style-name="P1">Statistical data (mean, std, CV): 4228.04 2348.58 0.555478 </text:p>
      <text:p text:style-name="P1">Chi-square statistic: 5.9</text:p>
      <text:p text:style-name="P1"/>
      <text:p text:style-name="P1">Parametres: p = 386887, q = 24206023</text:p>
      <text:p text:style-name="P1">Statistical data (mean, std, CV): 4066.58 2251.78 0.553728 </text:p>
      <text:p text:style-name="P1">Chi-square statistic: 6.45</text:p>
      <text:p text:style-name="P1"/>
      <text:p text:style-name="P1">Parametres: p = 386887, q = 74219</text:p>
      <text:p text:style-name="P1">Statistical data (mean, std, CV): 3981.32 2284.62 0.573836 </text:p>
      <text:p text:style-name="P1">Chi-square statistic: 12.65</text:p>
      <text:p text:style-name="P1"/>
      <text:p text:style-name="P1"><text:soft-page-break/>Parametres: p = 386887, q = 3590971</text:p>
      <text:p text:style-name="P1">Statistical data (mean, std, CV): 4044.86 2329.61 0.575943 </text:p>
      <text:p text:style-name="P1">Chi-square statistic: 13.05</text:p>
      <text:p text:style-name="P1"/>
      <text:p text:style-name="P1">Parametres: p = 386887, q = 87767</text:p>
      <text:p text:style-name="P1">Statistical data (mean, std, CV): 4125.31 2416.48 0.58577 </text:p>
      <text:p text:style-name="P1">Chi-square statistic: 7</text:p>
      <text:p text:style-name="P1"/>
      <text:p text:style-name="P4">Генератор 3</text:p>
      <text:p text:style-name="P5">Param: p = 24206023</text:p>
      <text:p text:style-name="P5">Statistical data (mean, std, CV): 4139.02 2335.55 0.564277 </text:p>
      <text:p text:style-name="P5">Chi-square statistic: 8.58</text:p>
      <text:p text:style-name="P5"/>
      <text:p text:style-name="P5"/>
      <text:p text:style-name="P5">Param: p = 74219</text:p>
      <text:p text:style-name="P5">Statistical data (mean, std, CV): 4044.58 2385.3 0.589752 </text:p>
      <text:p text:style-name="P5">Chi-square statistic: 9.28</text:p>
      <text:p text:style-name="P5"/>
      <text:p text:style-name="P5"/>
      <text:p text:style-name="P5">Param: p = 3590971</text:p>
      <text:p text:style-name="P5">Statistical data (mean, std, CV): 4209.39 2311.18 0.549054 </text:p>
      <text:p text:style-name="P5">Chi-square statistic: 10.32</text:p>
      <text:p text:style-name="P5"/>
      <text:p text:style-name="P5"/>
      <text:p text:style-name="P5">Param: p = 87767</text:p>
      <text:p text:style-name="P5">Statistical data (mean, std, CV): 4041.67 2365.1 0.585178 </text:p>
      <text:p text:style-name="P5">Chi-square statistic: 10</text:p>
      <text:p text:style-name="P5"/>
      <text:p text:style-name="P5"/>
      <text:p text:style-name="P5">Param: p = 98731</text:p>
      <text:p text:style-name="P5">Statistical data (mean, std, CV): 4150.1 2388.99 0.575646 </text:p>
      <text:p text:style-name="P5">Chi-square statistic: 4.78</text:p>
      <text:p text:style-name="P5"/>
      <text:p text:style-name="P5"/>
      <text:p text:style-name="P5">Param: p = 275084291</text:p>
      <text:p text:style-name="P5">Statistical data (mean, std, CV): 4197.3 2428.24 0.578525 </text:p>
      <text:p text:style-name="P5">Chi-square statistic: 20.2</text:p>
      <text:p text:style-name="P5"/>
      <text:p text:style-name="P5"/>
      <text:p text:style-name="P5">Param: p = 4406159</text:p>
      <text:p text:style-name="P5">Statistical data (mean, std, CV): 4079.48 2332.5 0.571764 </text:p>
      <text:p text:style-name="P5">Chi-square statistic: 12.56</text:p>
      <text:p text:style-name="P5"/>
      <text:p text:style-name="P5"/>
      <text:p text:style-name="P5">Param: p = 2051719</text:p>
      <text:p text:style-name="P5">Statistical data (mean, std, CV): 4029.47 2363.7 0.586603 </text:p>
      <text:p text:style-name="P5">Chi-square statistic: 6.42</text:p>
      <text:p text:style-name="P5"/>
      <text:p text:style-name="P5"/>
      <text:p text:style-name="P5">Param: p = 48751</text:p>
      <text:p text:style-name="P5">Statistical data (mean, std, CV): 4122.22 2362.69 0.573161 </text:p>
      <text:p text:style-name="P5">Chi-square statistic: 4.96</text:p>
      <text:p text:style-name="P5"><text:soft-page-break/></text:p>
      <text:p text:style-name="P5"/>
      <text:p text:style-name="P5">Param: p = 386887</text:p>
      <text:p text:style-name="P5">Statistical data (mean, std, CV): 4107.77 2403.96 0.585223 </text:p>
      <text:p text:style-name="P5">Chi-square statistic: 9.4</text:p>
      <text:p text:style-name="P5"/>
      <text:p text:style-name="P5"/>
      <text:p text:style-name="P5">Param: p = 9704731</text:p>
      <text:p text:style-name="P5">Statistical data (mean, std, CV): 4023.22 2367.73 0.588516 </text:p>
      <text:p text:style-name="P5">Chi-square statistic: 4</text:p>
      <text:p text:style-name="P5"/>
      <text:p text:style-name="P5"/>
      <text:p text:style-name="P5">Param: p = 21403579</text:p>
      <text:p text:style-name="P5">Statistical data (mean, std, CV): 4229.95 2311.92 0.54656 </text:p>
      <text:p text:style-name="P5">Chi-square statistic: 9.66</text:p>
      <text:p text:style-name="P5"/>
      <text:p text:style-name="P5"/>
      <text:p text:style-name="P5">Param: p = 78645779</text:p>
      <text:p text:style-name="P5">Statistical data (mean, std, CV): 3974.08 2402.14 0.604452 </text:p>
      <text:p text:style-name="P5">Chi-square statistic: 13.1</text:p>
      <text:p text:style-name="P5"/>
      <text:p text:style-name="P5"/>
      <text:p text:style-name="P5">Param: p = 59269787</text:p>
      <text:p text:style-name="P5">Statistical data (mean, std, CV): 4140.62 2325.02 0.561514 </text:p>
      <text:p text:style-name="P5">Chi-square statistic: 7.86</text:p>
      <text:p text:style-name="P5"/>
      <text:p text:style-name="P5"/>
      <text:p text:style-name="P5">Param: p = 31771</text:p>
      <text:p text:style-name="P5">Statistical data (mean, std, CV): 4082.54 2370.73 0.5807 </text:p>
      <text:p text:style-name="P5">Chi-square statistic: 18.64</text:p>
      <text:p text:style-name="P5"/>
      <text:p text:style-name="P5"/>
      <text:p text:style-name="P5">Param: p = 62099</text:p>
      <text:p text:style-name="P5">Statistical data (mean, std, CV): 4093.36 2323.61 0.567654 </text:p>
      <text:p text:style-name="P5">Chi-square statistic: 6.98</text:p>
      <text:p text:style-name="P5"/>
      <text:p text:style-name="P5"/>
      <text:p text:style-name="P5">Param: p = 65775247</text:p>
      <text:p text:style-name="P5">Statistical data (mean, std, CV): 4086.06 2351.66 0.575532 </text:p>
      <text:p text:style-name="P5">Chi-square statistic: 4.1</text:p>
      <text:p text:style-name="P5"/>
      <text:p text:style-name="P5"/>
      <text:p text:style-name="P5">Param: p = 16805119</text:p>
      <text:p text:style-name="P5">Statistical data (mean, std, CV): 3952.88 2292.51 0.57996 </text:p>
      <text:p text:style-name="P5">Chi-square statistic: 13.92</text:p>
      <text:p text:style-name="P5"/>
      <text:p text:style-name="P5"/>
      <text:p text:style-name="P5">Param: p = 4710187</text:p>
      <text:p text:style-name="P5">Statistical data (mean, std, CV): 4057.88 2353.3 0.579934 </text:p>
      <text:p text:style-name="P5">Chi-square statistic: 5.8</text:p>
      <text:p text:style-name="P5"/>
      <text:p text:style-name="P5"/>
      <text:p text:style-name="P5"><text:soft-page-break/>Param: p = 1743823</text:p>
      <text:p text:style-name="P5">Statistical data (mean, std, CV): 4127.46 2325.32 0.563378 </text:p>
      <text:p text:style-name="P5">Chi-square statistic: 11.0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4:47:16.128751768</meta:creation-date>
    <dc:date>2025-06-05T17:59:56.853571641</dc:date>
    <meta:editing-duration>PT15M56S</meta:editing-duration>
    <meta:editing-cycles>1</meta:editing-cycles>
    <meta:document-statistic meta:table-count="0" meta:image-count="0" meta:object-count="0" meta:page-count="6" meta:paragraph-count="183" meta:word-count="1026" meta:character-count="6934" meta:non-whitespace-character-count="6011"/>
    <meta:generator>LibreOffice/24.2.7.2$Linux_X86_64 LibreOffice_project/420$Build-2</meta:generator>
  </office:meta>
</office:document-meta>
</file>